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Ingeniería Web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Por Moisés Abraham Vázquez Pérez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 N T R O D U C C I Ó 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La ingeniería Web es la aplicación de metodologías sistemáticas, disciplinadas y cuantificables al desarrollo eficiente, operación y evolución de aplicaciones de alta calidad en la WWW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14.7cm" svg:x="1cm" svg:y="4.8cm" presentation:class="outline" presentation:user-transformed="true">
          <draw:text-box>
            <text:list text:style-name="L2">
              <text:list-header>
                <text:p>Se debe al crecimiento desenfrenado que está teniendo la Web, ya que está ocacionando un impacto en la sociedad, y el nuevo manejo que se le está dando a la información en las diferentes áreas en que se presenta ha hecho que las personas tiendan a realizar todas sus actividades por esta vía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14.7cm" svg:x="1cm" svg:y="4.8cm" presentation:class="outline" presentation:user-transformed="true">
          <draw:text-box>
            <text:list text:style-name="L2">
              <text:list-header>
                <text:p>En ese sentido hace referencia a las metodologías, técnicas y herramientas que se utilizan en el desarrollo de aplicaciones Web complejas y de gran dimensión,nen las que se apoya la evaluación, desarrollo, implementación, y evolución de dichas aplicaciones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 R E A 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El desarrollo de aplicaciones Web posee determinadas caracteristicas que lo hacen diferente del desarrollo de aplicaciones o software tradicional y de los sistemas de información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La ingenieria web es multidiciplinar, y aglutina contribuciones de diferentes áreas: </text:p>
              </text:list-header>
              <text:list-item>
                <text:p>Arquitectura de la información</text:p>
              </text:list-item>
              <text:list-item>
                <text:p>Ingeniería de hipermedia/hipertexto</text:p>
              </text:list-item>
              <text:list-item>
                <text:p>Ingeniería de requisitos</text:p>
              </text:list-item>
              <text:list-item>
                <text:p>Diseño de interfaz de usuario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sabilidad</text:p>
              </text:list-item>
              <text:list-item>
                <text:p>Diseño gráfico y de presentación</text:p>
              </text:list-item>
              <text:list-item>
                <text:p>Diseño y análisis de sistema</text:p>
              </text:list-item>
              <text:list-item>
                <text:p>Ingeniería de Software</text:p>
              </text:list-item>
              <text:list-item>
                <text:p>Ingeniería de datos</text:p>
              </text:list-item>
              <text:list-item>
                <text:p>Indexado y recuperación de informació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steo</text:p>
              </text:list-item>
              <text:list-item>
                <text:p>Modelado y simulación</text:p>
              </text:list-item>
              <text:list-item>
                <text:p>Despliegue de aplicaciones</text:p>
              </text:list-item>
              <text:list-item>
                <text:p>Operación de sistemas</text:p>
              </text:list-item>
              <text:list-item>
                <text:p>Gestión de proyecto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 I F E R E N C I A 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Ingeniería de Software: </text:p>
                <text:p/>
                <text:p>Su objetivo es industrializar el proceso de desarrollo de software para reducir costes y mejorar la calidad de los productos software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14.7cm" svg:x="1cm" svg:y="4.8cm" presentation:class="outline" presentation:user-transformed="true">
          <draw:text-box>
            <text:list text:style-name="L2">
              <text:list-header>
                <text:p>Para ello se centra en las líneas de productos software y el desarrollo de software dirigido por modelos como paradigmas de desarrollo que proporcionan numerosos beneficios respecto al desarrollo de software tradicional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Ambos enfoques utilizados conjuntamente permiten: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ducir los costes del ciclo de vida del software</text:p>
              </text:list-item>
              <text:list-item>
                <text:p>Rápida adaptación del sistema a nuevas tecnologías</text:p>
              </text:list-item>
              <text:list-item>
                <text:p>Reducción del tiempo de desarrollo para nuevos sistemas</text:p>
              </text:list-item>
              <text:list-item>
                <text:p>Mejora la calidad del software permitiendo una fácil evolución del mism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5" draw:layer="layout" svg:width="26cm" svg:height="14.5cm" svg:x="1cm" svg:y="5cm" presentation:class="outline" presentation:user-transformed="true">
          <draw:text-box>
            <text:list text:style-name="L2">
              <text:list-header>
                <text:p>Ingeniería Web</text:p>
                <text:p/>
                <text:p>Investiga las tecnologías Web semántica y las estructuras de datos. Estas tecnologías posibilitan estructuras de datos enriquecidas que se utilizan para: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5" draw:layer="layout" svg:width="26cm" svg:height="14.7cm" svg:x="1cm" svg:y="4.8cm" presentation:class="outline" presentation:user-transformed="true">
          <draw:text-box>
            <text:list text:style-name="L2">
              <text:list-item>
                <text:p>Facilitar la búsqueda de contenidos y servicios</text:p>
              </text:list-item>
              <text:list-item>
                <text:p>Crear agentes inteligentes para la automatización de procesos</text:p>
              </text:list-item>
              <text:list-item>
                <text:p>Extraer, procesar y almacenar conocimiento</text:p>
              </text:list-item>
              <text:list-item>
                <text:p>Integrar sistemas heterogéneos</text:p>
              </text:list-item>
              <text:list-item>
                <text:p>Componer sistemas complejo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5" draw:layer="layout" svg:width="26cm" svg:height="14.7cm" svg:x="1cm" svg:y="4.8cm" presentation:class="outline" presentation:user-transformed="true">
          <draw:text-box>
            <text:list text:style-name="L2">
              <text:list-item>
                <text:p>Filtrar información</text:p>
              </text:list-item>
              <text:list-item>
                <text:p>Posibilitar el procesamiento semántico por parte de las maquinas</text:p>
              </text:list-item>
              <text:list-item>
                <text:p>Estandarizar y flexibilizar vocabulari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onick Xyndrom</meta:initial-creator>
    <meta:creation-date>2015-02-22T20:18:55.169668359</meta:creation-date>
    <dc:date>2015-02-23T00:03:39.413838791</dc:date>
    <dc:creator>Bionick Xyndrom</dc:creator>
    <meta:editing-duration>PT12M46S</meta:editing-duration>
    <meta:editing-cycles>1</meta:editing-cycles>
    <meta:document-statistic meta:object-count="82"/>
    <meta:generator>LibreOffice/4.4.0.3$Linux_x86 LibreOffice_project/40m0$Build-3</meta:generator>
  </office:meta>
</office:document-meta>
</file>